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bedInvocationMatcher.was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ubbedInvocationMatcher.StubbedInvocationMatcher( Answer answer , MatchableInvocation invocation , Strictness strict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ubbedInvocationMatcher.getStrictn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edInvocationMatch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edInvocationMatcher.markStubUsed( DescribedInvocation used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ubbedInvocationMatcher.addAnswer( Answer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edInvocationMatcher.answer( InvocationOnMock inv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